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cm" fo:margin-bottom="0.353cm" fo:line-height="100%" fo:text-align="justify" style:justify-single-word="false"/>
    </style:style>
    <style:style style:name="P2" style:family="paragraph" style:parent-style-name="Standard">
      <style:paragraph-properties loext:contextual-spacing="false" fo:margin-top="0cm" fo:margin-bottom="0.353cm" fo:line-height="100%" fo:text-align="center" style:justify-single-word="false"/>
      <style:text-properties fo:font-size="12pt" style:font-size-asian="12pt" style:font-size-complex="12pt"/>
    </style:style>
    <style:style style:name="P3" style:family="paragraph" style:parent-style-name="Standard">
      <style:paragraph-properties loext:contextual-spacing="false" fo:margin-top="0cm" fo:margin-bottom="0.353cm" fo:line-height="100%" fo:text-align="justify" style:justify-single-word="false"/>
      <style:text-properties fo:font-size="12pt" style:font-size-asian="12pt" style:font-size-complex="12pt"/>
    </style:style>
    <style:style style:name="P4" style:family="paragraph" style:parent-style-name="Standard">
      <style:paragraph-properties loext:contextual-spacing="false" fo:margin-top="0cm" fo:margin-bottom="0.353cm" fo:line-height="100%" fo:text-align="justify" style:justify-single-word="false"/>
      <style:text-properties fo:font-size="12pt" fo:font-style="italic" style:font-size-asian="12pt" style:font-style-asian="italic" style:font-size-complex="12pt"/>
    </style:style>
    <style:style style:name="P5"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 style:family="paragraph" style:parent-style-name="Text_20_body">
      <style:paragraph-properties fo:margin-top="0cm" fo:margin-bottom="0cm" fo:line-height="138%" fo:text-align="justify" style:justify-single-word="false" style:writing-mode="lr-tb"/>
    </style:style>
    <style:style style:name="P7" style:family="paragraph" style:parent-style-name="Text_20_body" style:master-page-name="Standard">
      <style:paragraph-properties loext:contextual-spacing="false" fo:margin-top="0cm" fo:margin-bottom="0.353cm" fo:line-height="100%" fo:text-align="center" style:justify-single-word="false" style:page-number="1"/>
    </style:style>
    <style:style style:name="P8" style:family="paragraph" style:parent-style-name="Standard">
      <style:paragraph-properties loext:contextual-spacing="false" fo:margin-top="0cm" fo:margin-bottom="0.353cm" fo:line-height="100%" fo:text-align="center" style:justify-single-word="false"/>
    </style:style>
    <style:style style:name="T1" style:family="text">
      <style:text-properties fo:font-size="12pt" style:font-size-asian="12pt" style:font-size-complex="12pt"/>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style:style style:name="T4" style:family="text">
      <style:text-properties fo:font-variant="normal" fo:text-transform="none" fo:color="#1155cc" style:text-line-through-style="none" style:font-name="Arial1" fo:font-size="12pt" fo:font-style="normal" style:text-underline-style="solid" style:text-underline-width="auto" style:text-underline-color="font-color" fo:font-weight="normal" style:text-blinking="false" fo:background-color="transparent" style:font-size-asian="12pt" style:font-size-complex="12pt"/>
    </style:style>
    <style:style style:name="T5"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6" style:family="text">
      <style:text-properties fo:font-variant="normal" fo:text-transform="none" fo:color="#000000" style:text-line-through-style="none" style:text-underline-style="none"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5dfd9bb7-7fff-594a-5209-caf2eb96a151"/><text:span text:style-name="T4">Podróż przez generacje. Opowieści Kucyków</text:span></text:p>
      <text:p text:style-name="Text_20_body"/>
      <text:p text:style-name="P5">Oto kolejna część serii, w której dla Waszej uciechy dostaję raka od oglądania poprzednich generacji MLP. Szczęśliwie więcej niż połowa tej podróży przez mękę już za mną, więc bez niepotrzebnego przedłużania, dziś będę omawiać Opowieści Kucyków.</text:p>
      <text:p text:style-name="Text_20_body"/>
      <text:p text:style-name="P5">Gray Picture</text:p>
      <text:p text:style-name="Text_20_body"/>
      <text:p text:style-name="P5">Ale chwila, jakie Opowieści Kucyków? Bardzo dobre pytanie. Znowu znajduję jakieś nieznane nikomu dziwactwa jak Newborn Cuties? Nie tym razem. Teraz według pokrętnej kolejności, którą ustaliłam sobie przed wzięciem się za pisanie “Podróży...” wynikałoby, że teraz nadeszła pora na drugą generacje. Tylko że nie ma czegoś takiego. Już śpieszę z wyjaśnieniem. Termin “generacja” powinien się odnosić do figurek, ale często używa się go również mówiąc o serialu, który miał za zadanie reklamować daną linię zabawek. I przy większości generacji ma to sens, bo zabawki odpowiadały serialowi, ale przy G2 nie ma tak prosto, ponieważ ta generacja figurek nie była reklamowana przez serial. Opowieści Kucyków jednak mocno różnią się od serialowej G1, która była emitowana wcześniej, stąd pewnie, dla rozróżnienia, powszechne nazywanie tej wersji G2. Choć gdzieś spotkałam się też z nazywaniem tego G1.5. Dlatego, żeby było prościej, ja będę po prostu pisać Opowieści Kucyków.</text:p>
      <text:p text:style-name="Text_20_body"/>
      <text:p text:style-name="P5">Im dalej w “Podróż przez generacje” tym bardziej doceniam kuce z G4, są znacznie ładniejsze niż kuce z chyba każdej wcześniejszej generacji. Koniki z Opowieści Kucyków… co by tu wiele mówić, są brzydkie jak przeciętny brony. Lecz mimo wszystko nie są to najgorzej wyglądające osiołki, zwłaszcza w porównaniu do tych, jakie miałam wątpliwą przyjemność oglądać w innych generacjach. Ale na obronę trzeba przyznać, że to również jak na razie najstarsza odsłona osiołków, którą oglądałam. Ponownie kuce są kluskami na serdelkowatych nogach, do czego chyba zdążyłam się już przyzwyczaić. Szyje też mają grube, ale może to jakaś ewolucyjne przystosowanie, jakby nie wiem, widz chciał je udusić za bycie wkurzającym. Jednak na plus można zaliczyć, że nie mają aż tak wielkich głów jak G3 i jej “pochodnych”. Znaczy się, nadal mają absurdalnie duże łby, ale chociaż nie wyglądają jakby cierpiały na wyjątkowo ciężką odmianę wodogłowia. Ale we wszechświecie musi być jakaś równowaga, więc jak kucyki mają wielkie łebki, to dla równowagi mają mikro uszka. Trochę jak u wydry. Poza tym mają dość krótkie pyski, co szczególnie dziwnie wygląda pod niektórymi kątami. Koniki nie mają tak różnorodnych designów grzyw jak w G4, bo większość wygląda dość podobnie, ale i tak nie jest źle, czasem zdarzy się jakiś bardziej unikalny.</text:p>
      <text:p text:style-name="Text_20_body"/>
      <text:p text:style-name="P5"><text:soft-page-break/>Jednak muszę się przyczepić do jednej, ale szczególnie drażniącej mnie rzeczy. Sposób w jaki animowane są nogi kucy ma mniej więcej tyle samo sensu, co uczenie kota obliczania logarytmów czy studiowanie socjologii. Nogi tych kuców wyginają się dosłownie we wszystkie strony, jakby nie miały normalnych stawów. Ale może kuce są zrobione z plasteliny, a może były animowane po pijaku, kto wie. Skoro już jestem przy takich dziwnych animacjach, to w Opowieściach Kucyków koniki wyjątkowo często stają tylko na tylnych nogach. Nie jest to coś, co jest jakoś szczególnie irytujące, a jedynie trochę śmieszne, bo wyglądają wtedy, jakby ich wielkie głowy miały przeważyć resztę ciała, przez co osiołek zaraz wywali się na pysk (choć może właśnie dlatego mają takie krótkie pyski?). Inną drobną dziwnostką jest to, że niektóre kuce mają gałki w drzwiach zamiast normalnych klamek. I otwierają je tylko jednym kopytem. Nie wiem jak to robią, ale zachęcam do dzielenia się własnymi teoriami w komentarzach. Najlepsza odpowiedź wygrywa talon na wiadro pełne niczego.</text:p>
      <text:p text:style-name="Text_20_body"/>
      <text:p text:style-name="P5">W Opowieściach Kucyków są dwie duże zmiany w stosunku do wcześniej omawianych generacji. Po pierwsze, są ogiery. Może nie odgrywają szczególniej dużej roli i nadal jest ich znacznie mniej niż klaczy, ale chociaż jakieś są. Jedyny minus jest taki, że pod względem wyglądu zewnętrznego nie różnią się bardzo od klaczy, bo główną różnicą między nimi jest to, że ogiery nie mają rzęs, przez co dość łatwo na pierwszy rzut oka pomylić płeć konika. No, ale u rzeczywistych koni też nie ma jakiegoś szczególnego dymorfizmu płciowego, więc mogę to wybaczyć. Po drugie, świat salcesonów z Opowieści Kucyków jest najbardziej zaawansowany technicznie. Kuce mają w domach telewizory i telefony, chodzą do kina, a do szkoły jeżdżą autobusem szkolnym.</text:p>
      <text:p text:style-name="Text_20_body"/>
      <text:p text:style-name="P5">Najlepszą rzeczą w Opowieściach Kucyków jest to, że wreszcie w ramach “Podróży...” mogłam oglądać generacje, w której kuce mają coś więcej niż szczątkowy charakter. Nadal nie są to jakieś wyjątkowo głębokie postaci, ale nie oczekuję tego po kreskówce, której głównym targetem są małe dzieci. Niektóre kucyki są bardzo miłe, inne trochę mniej, a taka Nutka to już w ogóle jest samolubną małpą. Tę lubię najbardziej z siódemki głównych bohaterek (lecz ze wszystkich kucy najbardziej lubię woźnego, ponieważ nazywa się pan Szczotka). Kuce mają też różne zainteresowania i talenty. Widać, że ktoś poświęcił chwilę na zaprojektowanie tych postaci.</text:p>
      <text:p text:style-name="Text_20_body"/>
      <text:p text:style-name="P5">Jakby się zastanowić, to te kuce często są niemiłe dla siebie nawzajem. Mówią na rodziców “starzy”, a rówieśników wyzywają od fujar. Do tego obgadują się czy wyśmiewają inne kucyki. Mnie to bawi.</text:p>
      <text:p text:style-name="Text_20_body"/>
      <text:p text:style-name="P5">Pod względem fabularnym odcinki Opowieści Kucyków nie są wybitne i nadal nie jest to coś, co oglądałabym z własnej niczym nie przymuszonej woli, ale da się oglądać. Zwłaszcza <text:soft-page-break/>jeżeli wziąć pod uwagę, że odcinki mają tylko po około 10 minut, bo w końcu nie jest to czas, w którym można przedstawić jakąś zawiłą i skomplikowaną historię. Wątpliwe mogą być morały z niektórych odcinków, w jednym na przykład klaczka broni szkolnego łobuza, a lekcja z tego ma być taka, że należy bronić słabszych. Śmieszne jest to, że co jakiś czas, zupełnie niespodziewanie (i w większości przypadków niepotrzebnie) zaczyna się jakaś piosenka. I, no cóż, najprościej mówiąc, ktoś powinien był płacić tym kobietom trochę więcej za udawanie małych klaczy, to może bardziej by się do tego przykładały. Ale za to na szczególną nagrodę zasługują ludzie, którzy pisali niektóre dialogi. Zwłaszcza takie perełki jak “chłopcom wstęp wzbroniony”, “musimy być fair, bo mogą nas oskarżyć o dyskryminację”. Podziwiam też słowotwórstwo tłumaczy, dzięki któremu kuce używają takich słów jak “kucolatki” czy coś tak absolutnie uroczego jak “kucynki”.</text:p>
      <text:p text:style-name="Text_20_body"/>
      <text:p text:style-name="P5">Jestem zawiedziona, że ten tekst nie wyszedł tak szykanujący Opowieści Kucyków jakbym chciała, ale nic nie poradzę na to, że nie jest to wyjątkowo zła odsłona My Little Pony. Zwłaszcza w porównaniu do G3 czy czegoś tak niesamowicie złego jak G3.5.</text:p>
      <text:p text:style-name="P5">Grafiki:</text:p>
      <text:p text:style-name="P5">na banner:</text:p>
      <text:p text:style-name="P6"><text:a xlink:type="simple" xlink:href="https://c.pxhere.com/photos/b9/be/animal_aquatic_clamp_claw_crab_creature_sand_beach-1254140.jpg!d" text:style-name="Internet_20_link" text:visited-style-name="Visited_20_Internet_20_Link"><text:span text:style-name="T3">https://c.pxhere.com/photos/b9/be/animal_aquatic_clamp_claw_crab_creature_sand_beach-1254140.jpg!d</text:span></text:a></text:p>
      <text:p text:style-name="P6"><text:a xlink:type="simple" xlink:href="https://pxhere.com/en/photo/1411904" text:style-name="Internet_20_link" text:visited-style-name="Visited_20_Internet_20_Link"><text:span text:style-name="T3">https://pxhere.com/en/photo/1411904</text:span></text:a><text:span text:style-name="T6"> </text:span><text:span text:style-name="T5">&lt;źródło</text:span></text:p>
      <text:p text:style-name="P5">pozostałe:</text:p>
      <text:p text:style-name="P6"><text:a xlink:type="simple" xlink:href="https://i.kym-cdn.com/photos/images/newsfeed/001/432/134/53e.jpg" text:style-name="Internet_20_link" text:visited-style-name="Visited_20_Internet_20_Link"><text:span text:style-name="T3">https://i.kym-cdn.com/photos/images/newsfeed/001/432/134/53e.jpg</text:span></text:a></text:p>
      <text:p text:style-name="P6"><text:a xlink:type="simple" xlink:href="https://knowyourmeme.com/photos/1432134-my-little-pony-friendship-is-magic" text:style-name="Internet_20_link" text:visited-style-name="Visited_20_Internet_20_Link"><text:span text:style-name="T3">https://knowyourmeme.com/photos/1432134-my-little-pony-friendship-is-magic</text:span></text:a><text:span text:style-name="T6"> </text:span><text:span text:style-name="T5">&lt;źródło</text:span></text:p>
      <text:p text:style-name="Text_20_body"/>
      <text:p text:style-name="P6"><text:a xlink:type="simple" xlink:href="https://derpicdn.net/img/2015/3/19/853095/large.png" text:style-name="Internet_20_link" text:visited-style-name="Visited_20_Internet_20_Link"><text:span text:style-name="T3">https://derpicdn.net/img/2015/3/19/853095/large.png</text:span></text:a></text:p>
      <text:p text:style-name="P6"><text:a xlink:type="simple" xlink:href="https://derpibooru.org/853095" text:style-name="Internet_20_link" text:visited-style-name="Visited_20_Internet_20_Link"><text:span text:style-name="T3">https://derpibooru.org/853095</text:span></text:a><text:span text:style-name="T6"> </text:span><text:span text:style-name="T5">&lt;źródło</text:span></text:p>
      <text:p text:style-name="Text_20_body"/>
      <text:p text:style-name="P6"><text:a xlink:type="simple" xlink:href="https://derpicdn.net/img/view/2017/1/10/1336611__safe_screencap_bon+bon+%28g1%29_clover+%28g1%29_melody_patch+%28g1%29_starlight_sweetheart_my+little+pony+tales_who%27s+responsible_g1_open+mo.png" text:style-name="Internet_20_link" text:visited-style-name="Visited_20_Internet_20_Link"><text:span text:style-name="T3">https://derpicdn.net/img/view/2017/1/10/1336611__safe_screencap_bon+bon+%28g1%29_clover+%28g1%29_melody_patch+%28g1%29_starlight_sweetheart_my+little+pony+tales_who%27s+responsible_g1_open+mo.png</text:span></text:a></text:p>
      <text:p text:style-name="P6"><text:a xlink:type="simple" xlink:href="https://www.derpibooru.org/1336611?q=my+little+pony+tales" text:style-name="Internet_20_link" text:visited-style-name="Visited_20_Internet_20_Link"><text:span text:style-name="T3">https://www.derpibooru.org/1336611?q=my+little+pony+tales</text:span></text:a><text:span text:style-name="T6"> </text:span><text:span text:style-name="T5">&lt;źródło</text:span></text:p>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zh" style:country-asian="CN" style:font-size-complex="11pt" style:language-complex="hi" style:country-complex="IN"/>
    </style:default-style>
    <style:default-style style:family="paragraph">
      <style:paragraph-properties loext:contextual-spacing="true" fo:margin-top="0cm" fo:margin-bottom="0cm" fo:line-height="115%" fo:hyphenation-ladder-count="no-limit" style:text-autospace="ideograph-alpha" style:punctuation-wrap="hanging" style:line-break="strict" style:tab-stop-distance="1.27cm" style:writing-mode="lr-tb"/>
      <style:text-properties style:use-window-font-color="true" style:font-name="Arial" fo:font-size="11pt" fo:language="pl" fo:country="PL"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cm" fo:margin-bottom="0.564cm"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date>2018-12-17T23:22:47.36</dc:date>
    <meta:editing-duration>PT3H12M59S</meta:editing-duration>
    <meta:editing-cycles>2</meta:editing-cycles>
    <meta:document-statistic meta:table-count="0" meta:image-count="0" meta:object-count="0" meta:page-count="3" meta:paragraph-count="22" meta:word-count="1030" meta:character-count="7232"/>
    <dc:creator>Michał </dc:creator>
  </office:meta>
</office:document-meta>
</file>